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53ef1" officeooo:paragraph-rsid="00153ef1"/>
    </style:style>
    <style:style style:name="P2" style:family="paragraph" style:parent-style-name="Text_20_body">
      <style:text-properties fo:color="#000000" loext:opacity="100%" officeooo:rsid="001aae29" officeooo:paragraph-rsid="001aae29"/>
    </style:style>
    <style:style style:name="P3" style:family="paragraph" style:parent-style-name="Text_20_body">
      <style:text-properties fo:color="#0000ff" loext:opacity="100%" officeooo:rsid="00153ef1" officeooo:paragraph-rsid="00153ef1"/>
    </style:style>
    <style:style style:name="P4" style:family="paragraph" style:parent-style-name="Text_20_body">
      <style:text-properties fo:color="#0000ff" loext:opacity="100%" officeooo:rsid="00172822" officeooo:paragraph-rsid="00172822"/>
    </style:style>
    <style:style style:name="P5" style:family="paragraph" style:parent-style-name="Text_20_body">
      <style:text-properties fo:color="#ff3333" loext:opacity="100%" officeooo:rsid="001917c8" officeooo:paragraph-rsid="001917c8"/>
    </style:style>
    <style:style style:name="P6" style:family="paragraph" style:parent-style-name="Text_20_body">
      <style:text-properties fo:color="#ff3333" loext:opacity="100%" officeooo:rsid="001aae29" officeooo:paragraph-rsid="001aae29"/>
    </style:style>
    <style:style style:name="P7" style:family="paragraph" style:parent-style-name="Text_20_body">
      <style:text-properties fo:color="#003300" loext:opacity="100%" officeooo:rsid="001aae29" officeooo:paragraph-rsid="001aae29"/>
    </style:style>
    <style:style style:name="P8" style:family="paragraph" style:parent-style-name="Text_20_body">
      <style:text-properties fo:color="#003300" loext:opacity="100%" officeooo:rsid="001d6dd9" officeooo:paragraph-rsid="001d6dd9"/>
    </style:style>
    <style:style style:name="P9" style:family="paragraph" style:parent-style-name="Text_20_body">
      <style:text-properties fo:color="#003300" loext:opacity="100%" officeooo:rsid="001d6dd9" officeooo:paragraph-rsid="001d94dc"/>
    </style:style>
    <style:style style:name="P10" style:family="paragraph" style:parent-style-name="Text_20_body">
      <style:text-properties fo:color="#003300" loext:opacity="100%" officeooo:rsid="001d94dc" officeooo:paragraph-rsid="001d94dc"/>
    </style:style>
    <style:style style:name="P11" style:family="paragraph" style:parent-style-name="Text_20_body">
      <style:text-properties fo:color="#3333ff" loext:opacity="100%" fo:font-weight="bold" officeooo:rsid="001d6dd9" officeooo:paragraph-rsid="001d6dd9" style:font-weight-asian="bold" style:font-weight-complex="bold"/>
    </style:style>
    <style:style style:name="P12" style:family="paragraph" style:parent-style-name="Text_20_body">
      <style:text-properties fo:color="#003300" loext:opacity="100%" officeooo:rsid="001aae29" officeooo:paragraph-rsid="001d94dc"/>
    </style:style>
    <style:style style:name="P13" style:family="paragraph" style:parent-style-name="Text_20_body">
      <style:text-properties fo:color="#003300" loext:opacity="100%" officeooo:rsid="001aae29" officeooo:paragraph-rsid="00201d22"/>
    </style:style>
    <style:style style:name="P14" style:family="paragraph" style:parent-style-name="Text_20_body">
      <style:text-properties fo:color="#003300" loext:opacity="100%" officeooo:rsid="001d6dd9" officeooo:paragraph-rsid="00201d22"/>
    </style:style>
    <style:style style:name="P15" style:family="paragraph" style:parent-style-name="Text_20_body">
      <style:text-properties fo:color="#003300" loext:opacity="100%" officeooo:rsid="001d6dd9" officeooo:paragraph-rsid="0021afcb"/>
    </style:style>
    <style:style style:name="P16" style:family="paragraph" style:parent-style-name="Text_20_body">
      <style:text-properties fo:color="#ff3333" loext:opacity="100%" officeooo:rsid="001aae29" officeooo:paragraph-rsid="001aae29"/>
    </style:style>
    <style:style style:name="P17" style:family="paragraph">
      <loext:graphic-properties draw:fill="none" draw:fill-color="#ffffff"/>
    </style:style>
    <style:style style:name="T1" style:family="text">
      <style:text-properties officeooo:rsid="001aae29"/>
    </style:style>
    <style:style style:name="T2" style:family="text">
      <style:text-properties fo:color="#003300" loext:opacity="100%"/>
    </style:style>
    <style:style style:name="T3" style:family="text">
      <style:text-properties fo:color="#003300" loext:opacity="100%" fo:font-weight="bold" style:font-weight-asian="bold" style:font-weight-complex="bold"/>
    </style:style>
    <style:style style:name="T4" style:family="text">
      <style:text-properties fo:text-shadow="1pt 1pt"/>
    </style:style>
    <style:style style:name="T5" style:family="text">
      <style:text-properties officeooo:rsid="001917c8"/>
    </style:style>
    <style:style style:name="T6" style:family="text">
      <style:text-properties officeooo:rsid="001d94dc"/>
    </style:style>
    <style:style style:name="T7" style:family="text">
      <style:text-properties fo:color="#3333ff" loext:opacity="100%" fo:font-weight="bold" style:font-weight-asian="bold" style:font-weight-complex="bold"/>
    </style:style>
    <style:style style:name="T8" style:family="text">
      <style:text-properties fo:color="#3333ff" loext:opacity="100%" fo:font-weight="bold" officeooo:rsid="001d94dc" style:font-weight-asian="bold" style:font-weight-complex="bold"/>
    </style:style>
    <style:style style:name="T9" style:family="text">
      <style:text-properties fo:color="#3333ff" loext:opacity="100%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3333ff" loext:opacity="100%" officeooo:rsid="001d94dc"/>
    </style:style>
    <style:style style:name="T11" style:family="text">
      <style:text-properties officeooo:rsid="00201d22"/>
    </style:style>
    <style:style style:name="T12" style:family="text">
      <style:text-properties officeooo:rsid="0021afcb"/>
    </style:style>
    <style:style style:name="T13" style:family="text">
      <style:text-properties fo:color="#0000ff" loext:opacity="100%" officeooo:rsid="00153ef1"/>
    </style:style>
    <style:style style:name="T14" style:family="text">
      <style:text-properties fo:color="#ff3333" loext:opacity="100%" officeooo:rsid="001aae29"/>
    </style:style>
    <style:style style:name="gr1" style:family="graphic">
      <style:graphic-properties draw:stroke="solid" svg:stroke-color="#000000" draw:fill="none" draw:fill-color="#ffffff" fo:min-heigh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0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tiliser SQLite</text:p>
      <text:p text:style-name="Text_20_body"/>
      <text:p text:style-name="P1">1)Créer la base de données :</text:p>
      <text:p text:style-name="P1">Sqlite3 compte.db</text:p>
      <text:p text:style-name="P1">2)Creer les Tables :</text:p>
      <text:p text:style-name="P1"/>
      <text:p text:style-name="P3">CREATE TABLE personne(</text:p>
      <text:p text:style-name="P3"><text:tab/><text:tab/><text:tab/><text:tab/>NumClient INTEGER PRIMARY KEY AUTOINCREMENT,</text:p>
      <text:p text:style-name="P3"><text:tab/><text:tab/><text:tab/><text:tab/>Nom VARCHAR(100) NOT NULL,</text:p>
      <text:p text:style-name="P3"><text:tab/><text:tab/><text:tab/><text:tab/>Prenom VARCHAR(100) NOT NULL,</text:p>
      <text:p text:style-name="P3"><text:tab/><text:tab/><text:tab/><text:tab/>Email VARCHAR(100) NOT NULL</text:p>
      <text:p text:style-name="P3"><text:tab/><text:tab/><text:tab/><text:tab/>);</text:p>
      <text:p text:style-name="P3"/>
      <text:p text:style-name="P3">CREATE TABLE Compte(</text:p>
      <text:p text:style-name="P3"><text:tab/><text:tab/><text:tab/><text:tab/>NumCompte VARCHAR(20) NOT NULL,</text:p>
      <text:p text:style-name="P3"><text:tab/><text:tab/><text:tab/><text:tab/>Devise VARCHAR(50) NOT NULL,</text:p>
      <text:p text:style-name="P3"><text:tab/><text:tab/><text:tab/><text:tab/>Solde NUMERIC(8,2) DEFAULT 0.0,</text:p>
      <text:p text:style-name="P3"><text:tab/><text:tab/><text:tab/><text:tab/>Titulaire INTEGER NOT NULL,</text:p>
      <text:p text:style-name="P3"><text:tab/><text:tab/><text:tab/><text:tab/>PRIMARY KEY(NumCompte),</text:p>
      <text:p text:style-name="P3"><text:tab/><text:tab/><text:tab/><text:tab/>FOREIGN KEY(Titulaire) REFERENCES personne(NumClient)</text:p>
      <text:p text:style-name="P3"><text:tab/><text:tab/><text:tab/><text:tab/>);</text:p>
      <text:p text:style-name="P4"><draw:frame text:anchor-type="paragraph" draw:z-index="0" draw:name="Forme1" draw:style-name="gr2" draw:text-style-name="P17" svg:width="3.216cm" svg:height="0.922cm" svg:x="13.956cm" svg:y="-0.247cm"><draw:text-box><text:p>Jointure classique</text:p></draw:text-box></draw:frame>Pour afficher les informations sur le compte et son titulaire :</text:p>
      <text:p text:style-name="P4">sqlite&gt; SELECT NumCompte,Devise,Solde,Titulaire,Nom,Prenom,Email FROM Compte,personne</text:p>
      <text:p text:style-name="P4"><text:s text:c="3"/>...&gt; WHERE Compte.Titulaire=personne.NumClient;</text:p>
      <text:p text:style-name="P4"/>
      <text:p text:style-name="P5"><draw:frame text:anchor-type="paragraph" draw:z-index="1" draw:name="Forme2" draw:style-name="gr1" draw:text-style-name="P17" svg:width="3.56cm" svg:height="1.001cm" svg:x="13.363cm" svg:y="0.051cm"><draw:text-box><text:p>Jointure normalisée</text:p></draw:text-box></draw:frame>sqlite&gt; SELECT NumCompte,Devise,Solde,Titulaire,Nom,Prenom,Email</text:p>
      <text:p text:style-name="P5"><text:s text:c="3"/>...&gt; FROM Compte JOIN personne</text:p>
      <text:p text:style-name="P5"><text:s text:c="3"/>...&gt; ON Compte.Titulaire=personne.NumClient;</text:p>
      <text:p text:style-name="P5"/>
      <text:p text:style-name="P5"/>
      <text:p text:style-name="P5"><text:soft-page-break/></text:p>
      <text:p text:style-name="P6">CREATE TABLE Gestionnaire(</text:p>
      <text:p text:style-name="P6">NumEmployee INTEGER PRIMARY KEY AUTOINCREMENT,</text:p>
      <text:p text:style-name="P6">NomG VARCHAR(100) NOT NULL,</text:p>
      <text:p text:style-name="P6">PrenomG VARCHAR(100) NOT NULL,</text:p>
      <text:p text:style-name="P6">EmailG VARCHAR(100) NOT NULL);</text:p>
      <text:p text:style-name="P2"><text:span text:style-name="T3">Ajouter</text:span> le champs numGestionnaire dans la table Compte ; </text:p>
      <text:p text:style-name="P2"><text:span text:style-name="T2">ALTER TABLE</text:span> Compte ADD numGestionnaire INTEGER ;</text:p>
      <text:p text:style-name="P2"><text:span text:style-name="T2">Ajouter un numGestionnaire</text:span> au compte CE69 </text:p>
      <text:p text:style-name="P2"><text:span text:style-name="T4">UPDATE</text:span> Compte SET numGestionnaire = 1 WHERE NumCompte = 'CE69';</text:p>
      <text:p text:style-name="P2"/>
      <text:p text:style-name="P7">pour chaque compte afficher le numéro de compte, la devise, le solde, le numéro titulaire , les informations du titulaire (nom,prenom,email), le numéro du gestionnaire, les informations du gestionnaire (nom,prenom,email)</text:p>
      <text:p text:style-name="P10"><text:span text:style-name="T7">j</text:span><text:span text:style-name="T9">ointure classique :</text:span></text:p>
      <text:p text:style-name="P14"><text:span text:style-name="T7">SELECT</text:span> <text:s text:c="2"/>C.* , nom a<text:span text:style-name="T6">s 'Nom Client' </text:span>,prenom <text:span text:style-name="T6">AS 'Prenom Client'</text:span>, email <text:s/><text:span text:style-name="T6">AS 'Email Client'</text:span>, <text:s/></text:p>
      <text:p text:style-name="P13">NomG AS 'Nom Gestionnaire',PrenomG AS 'Prenom Gestionnaire', EmailG AS 'Email Gestionnaire'</text:p>
      <text:p text:style-name="P15"><text:span text:style-name="T7">FROM</text:span> <text:span text:style-name="T13">Compte</text:span> C , <text:span text:style-name="T13">personne</text:span> P, <text:span text:style-name="T14">Gestionnaire</text:span> G </text:p>
      <text:p text:style-name="P14"><text:span text:style-name="T7">WHERE</text:span> C.<text:span text:style-name="T5">Titulaire </text:span>= P.<text:span text:style-name="T5">NumClient </text:span>AND <text:s/>C.<text:span text:style-name="T1">numGestionnaire </text:span>= G.<text:span text:style-name="T1">NumEmployee ;</text:span></text:p>
      <text:p text:style-name="P8"/>
      <text:p text:style-name="P11">j<text:span text:style-name="T6">ointure normalisée :</text:span></text:p>
      <text:p text:style-name="P11"/>
      <text:p text:style-name="P9"><text:span text:style-name="T7">SELECT</text:span> <text:s text:c="2"/>C.* , nom a<text:span text:style-name="T6">s 'Nom Client' </text:span>,prenom <text:span text:style-name="T6">AS 'Prenom Client'</text:span>, email <text:s/><text:span text:style-name="T6">AS 'Email Client'</text:span>, <text:s/></text:p>
      <text:p text:style-name="P12">NomG AS 'Nom Gestionnaire',PrenomG AS 'Prenom Gestionnaire', EmailG AS 'Email Gestionnaire'</text:p>
      <text:p text:style-name="P9"><text:span text:style-name="T7">FROM</text:span> compte C </text:p>
      <text:p text:style-name="P9"><text:tab/><text:span text:style-name="T8">JOIN</text:span><text:span text:style-name="T6"> </text:span>personne P <text:span text:style-name="T10">ON</text:span><text:span text:style-name="T6"> <text:s/></text:span>C. <text:span text:style-name="T5">Titulaire </text:span>= P.<text:span text:style-name="T5">NumClient</text:span></text:p>
      <text:p text:style-name="P9"><text:tab/><text:span text:style-name="T8">JOIN</text:span><text:span text:style-name="T6"> </text:span><text:s/><text:span text:style-name="T1">Gestionnaire</text:span> G <text:span text:style-name="T10">ON</text:span><text:span text:style-name="T6"> <text:s/></text:span>C.<text:span text:style-name="T1">numGestionnaire </text:span>= G. <text:span text:style-name="T1">NumEmployee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29T09:55:59.948000000</meta:creation-date>
    <dc:date>2022-11-14T17:36:42.238000000</dc:date>
    <meta:editing-duration>PT1H32M11S</meta:editing-duration>
    <meta:editing-cycles>4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45" meta:word-count="267" meta:character-count="2063" meta:non-whitespace-character-count="1764"/>
  </office:meta>
</office:document-meta>
</file>